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.4361in" fo:margin-left="0.959in" table:align="left"/>
    </style:style>
    <style:style style:name="Table3.A" style:family="table-column">
      <style:table-column-properties style:column-width="2.4361in"/>
    </style:style>
    <style:style style:name="Table3.1" style:family="table-row">
      <style:table-row-properties style:min-row-height="0.625in"/>
    </style:style>
    <style:style style:name="Table3.A1" style:family="table-cell">
      <style:table-cell-properties style:vertical-align="" style:border-line-width="0.0049in 0.0049in 0.0049in" fo:padding="0.0382in" fo:border="1.05pt double #000000"/>
    </style:style>
    <style:style style:name="Table4" style:family="table">
      <style:table-properties style:width="2.0597in" fo:margin-left="-0.0174in" table:align="left"/>
    </style:style>
    <style:style style:name="Table4.A" style:family="table-column">
      <style:table-column-properties style:column-width="2.0597in"/>
    </style:style>
    <style:style style:name="Table4.1" style:family="table-row">
      <style:table-row-properties style:min-row-height="0.625in"/>
    </style:style>
    <style:style style:name="Table4.A1" style:family="table-cell">
      <style:table-cell-properties style:vertical-align="" style:border-line-width="0.0049in 0.0049in 0.0049in" fo:padding="0.0382in" fo:border="1.05pt double #000000"/>
    </style:style>
    <style:style style:name="Table5" style:family="table">
      <style:table-properties style:width="1.5in" fo:margin-left="-0.0174in" table:align="left"/>
    </style:style>
    <style:style style:name="Table5.A" style:family="table-column">
      <style:table-column-properties style:column-width="1.5in"/>
    </style:style>
    <style:style style:name="Table5.1" style:family="table-row">
      <style:table-row-properties style:min-row-height="0.625in"/>
    </style:style>
    <style:style style:name="Table5.A1" style:family="table-cell">
      <style:table-cell-properties style:vertical-align="" style:border-line-width="0.0049in 0.0049in 0.0049in" fo:padding="0.0382in" fo:border="1.05pt double #000000"/>
    </style:style>
    <style:style style:name="Table6" style:family="table">
      <style:table-properties style:width="1.5in" fo:margin-left="-0.0174in" table:align="left"/>
    </style:style>
    <style:style style:name="Table6.A" style:family="table-column">
      <style:table-column-properties style:column-width="1.5in"/>
    </style:style>
    <style:style style:name="Table6.1" style:family="table-row">
      <style:table-row-properties style:min-row-height="0.625in"/>
    </style:style>
    <style:style style:name="Table6.A1" style:family="table-cell">
      <style:table-cell-properties style:vertical-align="" style:border-line-width="0.0049in 0.0049in 0.0049in" fo:padding="0.0382in" fo:border="1.05pt double #000000"/>
    </style:style>
    <style:style style:name="Table7" style:family="table">
      <style:table-properties style:width="1.5in" fo:margin-left="-0.0174in" table:align="left"/>
    </style:style>
    <style:style style:name="Table7.A" style:family="table-column">
      <style:table-column-properties style:column-width="1.5in"/>
    </style:style>
    <style:style style:name="Table7.1" style:family="table-row">
      <style:table-row-properties style:min-row-height="0.625in"/>
    </style:style>
    <style:style style:name="Table7.A1" style:family="table-cell">
      <style:table-cell-properties style:vertical-align="" style:border-line-width="0.0049in 0.0049in 0.0049in" fo:padding="0.0382in" fo:border="1.05pt double #000000"/>
    </style:style>
    <style:style style:name="Table8" style:family="table">
      <style:table-properties style:width="1.5in" fo:margin-left="-0.0174in" table:align="left"/>
    </style:style>
    <style:style style:name="Table8.A" style:family="table-column">
      <style:table-column-properties style:column-width="1.5in"/>
    </style:style>
    <style:style style:name="Table8.1" style:family="table-row">
      <style:table-row-properties style:min-row-height="0.625in"/>
    </style:style>
    <style:style style:name="Table8.A1" style:family="table-cell">
      <style:table-cell-properties style:vertical-align="" style:border-line-width="0.0049in 0.0049in 0.0049in" fo:padding="0.0382in" fo:border="1.05pt double #000000"/>
    </style:style>
    <style:style style:name="Table9" style:family="table">
      <style:table-properties style:width="1.5in" fo:margin-left="-0.0174in" table:align="left"/>
    </style:style>
    <style:style style:name="Table9.A" style:family="table-column">
      <style:table-column-properties style:column-width="1.5in"/>
    </style:style>
    <style:style style:name="Table9.1" style:family="table-row">
      <style:table-row-properties style:min-row-height="0.625in"/>
    </style:style>
    <style:style style:name="Table9.A1" style:family="table-cell">
      <style:table-cell-properties style:vertical-align="" style:border-line-width="0.0049in 0.0049in 0.0049in" fo:padding="0.0382in" fo:border="1.05pt double #000000"/>
    </style:style>
    <style:style style:name="Table10" style:family="table">
      <style:table-properties style:width="1.5in" fo:margin-left="-0.0174in" table:align="left"/>
    </style:style>
    <style:style style:name="Table10.A" style:family="table-column">
      <style:table-column-properties style:column-width="1.5in"/>
    </style:style>
    <style:style style:name="Table10.1" style:family="table-row">
      <style:table-row-properties style:min-row-height="0.625in"/>
    </style:style>
    <style:style style:name="Table10.A1" style:family="table-cell">
      <style:table-cell-properties style:vertical-align="" style:border-line-width="0.0049in 0.0049in 0.0049in" fo:padding="0.0382in" fo:border="1.05pt double #000000"/>
    </style:style>
    <style:style style:name="Table15" style:family="table">
      <style:table-properties style:width="1.5in" fo:margin-left="-0.0174in" table:align="left"/>
    </style:style>
    <style:style style:name="Table15.A" style:family="table-column">
      <style:table-column-properties style:column-width="1.5in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vertical-align="" style:border-line-width="0.0049in 0.0049in 0.0049in" fo:padding="0.0382in" fo:border="1.05pt double #000000"/>
    </style:style>
    <style:style style:name="Table1" style:family="table">
      <style:table-properties style:width="6.684in" fo:break-before="auto" fo:break-after="auto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9271in"/>
    </style:style>
    <style:style style:name="Table1.F" style:family="table-column">
      <style:table-column-properties style:column-width="1.4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19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604in"/>
    </style:style>
    <style:style style:name="Table1.5" style:family="table-row">
      <style:table-row-properties style:min-row-height="0.4222in"/>
    </style:style>
    <style:style style:name="Table1.6" style:family="table-row">
      <style:table-row-properties style:min-row-height="0.2792in"/>
    </style:style>
    <style:style style:name="Table1.8" style:family="table-row">
      <style:table-row-properties style:min-row-height="0.625in"/>
    </style:style>
    <style:style style:name="Table1.17" style:family="table-row">
      <style:table-row-properties style:min-row-height="0.2882in"/>
    </style:style>
    <style:style style:name="Table1.20" style:family="table-row">
      <style:table-row-properties style:min-row-height="0.4389in"/>
    </style:style>
    <style:style style:name="Table1.21" style:family="table-row">
      <style:table-row-properties style:min-row-height="0.3125in"/>
    </style:style>
    <style:style style:name="Table1.23" style:family="table-row">
      <style:table-row-properties style:min-row-height="0.434in"/>
    </style:style>
    <style:style style:name="Table1.24" style:family="table-row">
      <style:table-row-properties style:min-row-height="0.3715in"/>
    </style:style>
    <style:style style:name="Table1.26" style:family="table-row">
      <style:table-row-properties style:min-row-height="0.3382in"/>
    </style:style>
    <style:style style:name="Table1.27" style:family="table-row">
      <style:table-row-properties style:min-row-height="0.1236in"/>
    </style:style>
    <style:style style:name="Table13" style:family="table">
      <style:table-properties style:width="1.375in" fo:margin-top="0in" fo:margin-bottom="0in" table:align="margins"/>
    </style:style>
    <style:style style:name="Table13.A" style:family="table-column">
      <style:table-column-properties style:column-width="1.375in" style:rel-column-width="65535*"/>
    </style:style>
    <style:style style:name="Table13.1" style:family="table-row">
      <style:table-row-properties style:min-row-height="0.3403in"/>
    </style:style>
    <style:style style:name="Table13.A1" style:family="table-cell">
      <style:table-cell-properties fo:padding="0.0201in" fo:border="0.05pt solid #000000"/>
    </style:style>
    <style:style style:name="Table14" style:family="table">
      <style:table-properties style:width="1.375in" table:align="margins"/>
    </style:style>
    <style:style style:name="Table14.A" style:family="table-column">
      <style:table-column-properties style:column-width="1.375in" style:rel-column-width="65535*"/>
    </style:style>
    <style:style style:name="Table14.1" style:family="table-row">
      <style:table-row-properties style:min-row-height="0.3403in"/>
    </style:style>
    <style:style style:name="Table14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1.5in" fo:margin-left="-0.0174in" table:align="left"/>
    </style:style>
    <style:style style:name="Table12.A" style:family="table-column">
      <style:table-column-properties style:column-width="1.5in"/>
    </style:style>
    <style:style style:name="Table12.1" style:family="table-row">
      <style:table-row-properties style:min-row-height="0.625in"/>
    </style:style>
    <style:style style:name="Table12.A1" style:family="table-cell">
      <style:table-cell-properties style:vertical-align="" style:border-line-width="0.0049in 0.0049in 0.0049in" fo:padding="0.0382in" fo:border="1.05pt double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rsid="00025e87" officeooo:paragraph-rsid="00025e87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f826f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25e87" officeooo:paragraph-rsid="00025e8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88f164"/>
    </style:style>
    <style:style style:name="P6" style:family="paragraph" style:parent-style-name="Standard">
      <style:text-properties officeooo:paragraph-rsid="00a01f2a"/>
    </style:style>
    <style:style style:name="P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3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14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1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1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404bc"/>
    </style:style>
    <style:style style:name="P1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1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bc9f3"/>
    </style:style>
    <style:style style:name="P1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5a28c7"/>
    </style:style>
    <style:style style:name="P2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1bc9f3"/>
    </style:style>
    <style:style style:name="P2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60ba9" officeooo:paragraph-rsid="00149a8c"/>
    </style:style>
    <style:style style:name="P2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a30c4" officeooo:paragraph-rsid="001929ae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6fdd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9651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5dd743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33db27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a01f2a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1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43" style:family="paragraph" style:parent-style-name="Table_20_Contents">
      <style:paragraph-properties fo:text-align="center" style:justify-single-word="false"/>
      <style:text-properties officeooo:rsid="003e4075" officeooo:paragraph-rsid="003e4075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8f164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8f164" style:font-size-asian="12pt" style:font-size-complex="12pt"/>
    </style:style>
    <style:style style:name="P46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47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48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49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50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51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b8f2a"/>
    </style:style>
    <style:style style:name="P52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f130a"/>
    </style:style>
    <style:style style:name="P53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404bc"/>
    </style:style>
    <style:style style:name="P54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929ae"/>
    </style:style>
    <style:style style:name="P55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bc9f3"/>
    </style:style>
    <style:style style:name="P56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1d816c" officeooo:paragraph-rsid="001d816c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037d0c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4b1f9a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6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6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6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6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68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69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7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71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7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73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74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88e25" officeooo:paragraph-rsid="00388e25" style:font-size-asian="10pt" style:font-size-complex="10pt"/>
    </style:style>
    <style:style style:name="P75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35ac9" style:font-size-asian="10pt" style:font-size-complex="10pt"/>
    </style:style>
    <style:style style:name="P76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77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88e25" style:font-size-asian="10pt" style:font-size-complex="10pt"/>
    </style:style>
    <style:style style:name="P78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79" style:family="paragraph" style:parent-style-name="Table_20_Contents">
      <style:paragraph-properties fo:margin-top="0.3563in" fo:margin-bottom="0.3563in" loext:contextual-spacing="false" fo:text-align="center" style:justify-single-word="false"/>
      <style:text-properties style:font-name="Times New Roman1" fo:font-size="10pt" officeooo:rsid="002a115c" officeooo:paragraph-rsid="002a115c" style:font-size-asian="10pt" style:font-size-complex="10pt"/>
    </style:style>
    <style:style style:name="P80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2be273" style:font-size-asian="10pt" style:font-size-complex="10pt"/>
    </style:style>
    <style:style style:name="P81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82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c52eb" officeooo:paragraph-rsid="002c52eb" style:font-size-asian="10pt" style:font-size-complex="10pt"/>
    </style:style>
    <style:style style:name="P83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84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79651" officeooo:paragraph-rsid="00379651" style:font-size-asian="10pt" style:font-size-complex="10pt"/>
    </style:style>
    <style:style style:name="P85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3a23b6" style:font-size-asian="10pt" style:font-size-complex="10pt"/>
    </style:style>
    <style:style style:name="P86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6d47b1" style:font-size-asian="10pt" style:font-size-complex="10pt"/>
    </style:style>
    <style:style style:name="P87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38cc14" style:font-size-asian="10pt" style:font-size-complex="10pt"/>
    </style:style>
    <style:style style:name="P88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6d47b1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Times New Roman1" officeooo:rsid="00025e87" officeooo:paragraph-rsid="00025e87"/>
    </style:style>
    <style:style style:name="P91" style:family="paragraph" style:parent-style-name="Standard" style:list-style-name="L67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92" style:family="paragraph" style:parent-style-name="Standard" style:list-style-name="L2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officeooo:rsid="00031e50" officeooo:paragraph-rsid="00031e50"/>
    </style:style>
    <style:style style:name="P93" style:family="paragraph" style:parent-style-name="Standard" style:list-style-name="L4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4" style:family="paragraph" style:parent-style-name="Standard" style:list-style-name="L7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5" style:family="paragraph" style:parent-style-name="Standard" style:list-style-name="L3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1e50" officeooo:paragraph-rsid="00031e50"/>
    </style:style>
    <style:style style:name="P96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7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8" style:family="paragraph" style:parent-style-name="Standard" style:list-style-name="L3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99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0" style:family="paragraph" style:parent-style-name="Standard" style:list-style-name="L6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1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2" style:family="paragraph" style:parent-style-name="Standard" style:list-style-name="L9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3" style:family="paragraph" style:parent-style-name="Standard" style:list-style-name="L10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4" style:family="paragraph" style:parent-style-name="Standard" style:list-style-name="L10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5" style:family="paragraph" style:parent-style-name="Standard" style:list-style-name="L11">
      <loext:graphic-properties draw:fill="none"/>
      <style:paragraph-properties fo:margin-left="0.8752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06" style:family="paragraph" style:parent-style-name="Standard" style:list-style-name="L12" style:master-page-name="">
      <loext:graphic-properties draw:fill="none"/>
      <style:paragraph-properties fo:margin-left="1.18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7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8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7b552"/>
    </style:style>
    <style:style style:name="P109" style:family="paragraph" style:parent-style-name="Standard" style:list-style-name="L2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b8f2a"/>
    </style:style>
    <style:style style:name="P110" style:family="paragraph" style:parent-style-name="Standard" style:list-style-name="L3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f130a"/>
    </style:style>
    <style:style style:name="P111" style:family="paragraph" style:parent-style-name="Standard" style:list-style-name="L37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04bc"/>
    </style:style>
    <style:style style:name="P112" style:family="paragraph" style:parent-style-name="Standard" style:list-style-name="L4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9a8c"/>
    </style:style>
    <style:style style:name="P113" style:family="paragraph" style:parent-style-name="Standard" style:list-style-name="L49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929ae"/>
    </style:style>
    <style:style style:name="P114" style:family="paragraph" style:parent-style-name="Standard" style:list-style-name="L5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bc9f3"/>
    </style:style>
    <style:style style:name="P115" style:family="paragraph" style:parent-style-name="Standard" style:list-style-name="L6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a87178"/>
    </style:style>
    <style:style style:name="P116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17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7b552"/>
    </style:style>
    <style:style style:name="P118" style:family="paragraph" style:parent-style-name="Standard" style:list-style-name="L2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b8f2a"/>
    </style:style>
    <style:style style:name="P119" style:family="paragraph" style:parent-style-name="Standard" style:list-style-name="L3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f130a"/>
    </style:style>
    <style:style style:name="P120" style:family="paragraph" style:parent-style-name="Standard" style:list-style-name="L37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04bc"/>
    </style:style>
    <style:style style:name="P121" style:family="paragraph" style:parent-style-name="Standard" style:list-style-name="L4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9a8c"/>
    </style:style>
    <style:style style:name="P122" style:family="paragraph" style:parent-style-name="Standard" style:list-style-name="L49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929ae"/>
    </style:style>
    <style:style style:name="P123" style:family="paragraph" style:parent-style-name="Standard" style:list-style-name="L5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bc9f3"/>
    </style:style>
    <style:style style:name="P124" style:family="paragraph" style:parent-style-name="Standard" style:list-style-name="L6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a87178"/>
    </style:style>
    <style:style style:name="P125" style:family="paragraph" style:parent-style-name="Standard" style:list-style-name="L1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26" style:family="paragraph" style:parent-style-name="Standard" style:list-style-name="L1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27" style:family="paragraph" style:parent-style-name="Standard" style:list-style-name="L19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8" style:family="paragraph" style:parent-style-name="Standard" style:list-style-name="L2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9" style:family="paragraph" style:parent-style-name="Standard" style:list-style-name="L2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30" style:family="paragraph" style:parent-style-name="Standard" style:list-style-name="L2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1" style:family="paragraph" style:parent-style-name="Standard" style:list-style-name="L2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2" style:family="paragraph" style:parent-style-name="Standard" style:list-style-name="L2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3" style:family="paragraph" style:parent-style-name="Standard" style:list-style-name="L3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4" style:family="paragraph" style:parent-style-name="Standard" style:list-style-name="L3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5" style:family="paragraph" style:parent-style-name="Standard" style:list-style-name="L3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36" style:family="paragraph" style:parent-style-name="Standard" style:list-style-name="L3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7" style:family="paragraph" style:parent-style-name="Standard" style:list-style-name="L3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8" style:family="paragraph" style:parent-style-name="Standard" style:list-style-name="L4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9" style:family="paragraph" style:parent-style-name="Standard" style:list-style-name="L4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0" style:family="paragraph" style:parent-style-name="Standard" style:list-style-name="L4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1" style:family="paragraph" style:parent-style-name="Standard" style:list-style-name="L4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2" style:family="paragraph" style:parent-style-name="Standard" style:list-style-name="L4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3" style:family="paragraph" style:parent-style-name="Standard" style:list-style-name="L5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4" style:family="paragraph" style:parent-style-name="Standard" style:list-style-name="L5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45" style:family="paragraph" style:parent-style-name="Standard" style:list-style-name="L5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6" style:family="paragraph" style:parent-style-name="Standard" style:list-style-name="L5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7" style:family="paragraph" style:parent-style-name="Standard" style:list-style-name="L5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8" style:family="paragraph" style:parent-style-name="Standard" style:list-style-name="L6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49" style:family="paragraph" style:parent-style-name="Standard" style:list-style-name="L6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50" style:family="paragraph" style:parent-style-name="Standard" style:list-style-name="L6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51" style:family="paragraph" style:parent-style-name="Standard" style:list-style-name="L1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52" style:family="paragraph" style:parent-style-name="Standard" style:list-style-name="L1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53" style:family="paragraph" style:parent-style-name="Standard" style:list-style-name="L2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54" style:family="paragraph" style:parent-style-name="Standard" style:list-style-name="L2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55" style:family="paragraph" style:parent-style-name="Standard" style:list-style-name="L2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56" style:family="paragraph" style:parent-style-name="Standard" style:list-style-name="L2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57" style:family="paragraph" style:parent-style-name="Standard" style:list-style-name="L3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8" style:family="paragraph" style:parent-style-name="Standard" style:list-style-name="L3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9" style:family="paragraph" style:parent-style-name="Standard" style:list-style-name="L3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60" style:family="paragraph" style:parent-style-name="Standard" style:list-style-name="L4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61" style:family="paragraph" style:parent-style-name="Standard" style:list-style-name="L4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62" style:family="paragraph" style:parent-style-name="Standard" style:list-style-name="L4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63" style:family="paragraph" style:parent-style-name="Standard" style:list-style-name="L5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64" style:family="paragraph" style:parent-style-name="Standard" style:list-style-name="L5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65" style:family="paragraph" style:parent-style-name="Standard" style:list-style-name="L5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66" style:family="paragraph" style:parent-style-name="Standard" style:list-style-name="L5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67" style:family="paragraph" style:parent-style-name="Standard" style:list-style-name="L6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8" style:family="paragraph" style:parent-style-name="Standard" style:list-style-name="L6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9" style:family="paragraph" style:parent-style-name="Standard" style:list-style-name="L1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70" style:family="paragraph" style:parent-style-name="Standard" style:list-style-name="L1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71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9a8c"/>
    </style:style>
    <style:style style:name="P172" style:family="paragraph" style:parent-style-name="Standard" style:list-style-name="L2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73" style:family="paragraph" style:parent-style-name="Standard" style:list-style-name="L2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74" style:family="paragraph" style:parent-style-name="Standard" style:list-style-name="L2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75" style:family="paragraph" style:parent-style-name="Standard" style:list-style-name="L2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76" style:family="paragraph" style:parent-style-name="Standard" style:list-style-name="L3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7" style:family="paragraph" style:parent-style-name="Standard" style:list-style-name="L3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8" style:family="paragraph" style:parent-style-name="Standard" style:list-style-name="L3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79" style:family="paragraph" style:parent-style-name="Standard" style:list-style-name="L4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80" style:family="paragraph" style:parent-style-name="Standard" style:list-style-name="L4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81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82" style:family="paragraph" style:parent-style-name="Standard" style:list-style-name="L5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83" style:family="paragraph" style:parent-style-name="Standard" style:list-style-name="L5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84" style:family="paragraph" style:parent-style-name="Standard" style:list-style-name="L5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85" style:family="paragraph" style:parent-style-name="Standard" style:list-style-name="L5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86" style:family="paragraph" style:parent-style-name="Standard" style:list-style-name="L6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7" style:family="paragraph" style:parent-style-name="Standard" style:list-style-name="L6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8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7b552" officeooo:paragraph-rsid="0007b552"/>
    </style:style>
    <style:style style:name="P189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b8f2a"/>
    </style:style>
    <style:style style:name="P190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f130a"/>
    </style:style>
    <style:style style:name="P191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49a8c"/>
    </style:style>
    <style:style style:name="P192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929ae"/>
    </style:style>
    <style:style style:name="P193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bc9f3"/>
    </style:style>
    <style:style style:name="P194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a87178"/>
    </style:style>
    <style:style style:name="P195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07b552"/>
    </style:style>
    <style:style style:name="P196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04bc"/>
    </style:style>
    <style:style style:name="P197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7b552" officeooo:paragraph-rsid="001404bc"/>
    </style:style>
    <style:style style:name="P198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d816c" officeooo:paragraph-rsid="001d816c"/>
    </style:style>
    <style:style style:name="P199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25e87"/>
    </style:style>
    <style:style style:name="T3" style:family="text">
      <style:text-properties style:font-name="Times New Roman1" officeooo:rsid="0007b552"/>
    </style:style>
    <style:style style:name="T4" style:family="text">
      <style:text-properties style:font-name="Times New Roman1" officeooo:rsid="000b2bf5"/>
    </style:style>
    <style:style style:name="T5" style:family="text">
      <style:text-properties style:font-name="Times New Roman1" officeooo:rsid="000c321b"/>
    </style:style>
    <style:style style:name="T6" style:family="text">
      <style:text-properties style:font-name="Times New Roman1" officeooo:rsid="000d3f2f"/>
    </style:style>
    <style:style style:name="T7" style:family="text">
      <style:text-properties style:font-name="Times New Roman1" officeooo:rsid="000f9eba"/>
    </style:style>
    <style:style style:name="T8" style:family="text">
      <style:text-properties style:font-name="Times New Roman1" officeooo:rsid="0010acc6"/>
    </style:style>
    <style:style style:name="T9" style:family="text">
      <style:text-properties style:font-name="Times New Roman1" officeooo:rsid="00123623"/>
    </style:style>
    <style:style style:name="T10" style:family="text">
      <style:text-properties style:font-name="Times New Roman1" officeooo:rsid="001404bc"/>
    </style:style>
    <style:style style:name="T11" style:family="text">
      <style:text-properties style:font-name="Times New Roman1" officeooo:rsid="00160ba9"/>
    </style:style>
    <style:style style:name="T12" style:family="text">
      <style:text-properties style:font-name="Times New Roman1" officeooo:rsid="0017564d"/>
    </style:style>
    <style:style style:name="T13" style:family="text">
      <style:text-properties style:font-name="Times New Roman1" officeooo:rsid="001a30c4"/>
    </style:style>
    <style:style style:name="T14" style:family="text">
      <style:text-properties style:font-name="Times New Roman1" officeooo:rsid="001bc9f3"/>
    </style:style>
    <style:style style:name="T15" style:family="text">
      <style:text-properties style:font-name="Times New Roman1" officeooo:rsid="00a87178"/>
    </style:style>
    <style:style style:name="T16" style:family="text">
      <style:text-properties officeooo:rsid="002a115c"/>
    </style:style>
    <style:style style:name="T17" style:family="text">
      <style:text-properties officeooo:rsid="002fc807"/>
    </style:style>
    <style:style style:name="T18" style:family="text">
      <style:text-properties officeooo:rsid="0030ea01"/>
    </style:style>
    <style:style style:name="T19" style:family="text">
      <style:text-properties officeooo:rsid="0031de2b"/>
    </style:style>
    <style:style style:name="T20" style:family="text">
      <style:text-properties officeooo:rsid="00331600"/>
    </style:style>
    <style:style style:name="T21" style:family="text">
      <style:text-properties officeooo:rsid="00335ac9"/>
    </style:style>
    <style:style style:name="T22" style:family="text">
      <style:text-properties officeooo:rsid="00379651"/>
    </style:style>
    <style:style style:name="T23" style:family="text">
      <style:text-properties officeooo:rsid="00388e25"/>
    </style:style>
    <style:style style:name="T24" style:family="text">
      <style:text-properties officeooo:rsid="0038cc14"/>
    </style:style>
    <style:style style:name="T25" style:family="text">
      <style:text-properties fo:color="#0066b3"/>
    </style:style>
    <style:style style:name="T26" style:family="text">
      <style:text-properties officeooo:rsid="006d47b1"/>
    </style:style>
    <style:style style:name="T27" style:family="text">
      <style:text-properties officeooo:rsid="0082589b"/>
    </style:style>
    <style:style style:name="T28" style:family="text">
      <style:text-properties officeooo:rsid="008bc88b"/>
    </style:style>
    <style:style style:name="T29" style:family="text">
      <style:text-properties officeooo:rsid="008ae4a1"/>
    </style:style>
    <style:style style:name="T30" style:family="text">
      <style:text-properties officeooo:rsid="00b8e445"/>
    </style:style>
    <style:style style:name="T31" style:family="text">
      <style:text-properties officeooo:rsid="00a74937"/>
    </style:style>
    <style:style style:name="T32" style:family="text">
      <style:text-properties officeooo:rsid="00a8b82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Formula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3" text:anchor-type="page" text:anchor-page-number="2" svg:x="2.5835in" svg:y="4.922in" svg:width="1.1583in" svg:height="0.328in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3" draw:name="Object4" text:anchor-type="page" text:anchor-page-number="2" svg:x="2.5783in" svg:y="8.5646in" svg:width="1.1583in" svg:height="0.328in" draw:z-index="6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3" draw:name="Object1" text:anchor-type="page" text:anchor-page-number="1" svg:x="1.8161in" svg:y="7.148in" svg:width="2.3126in" svg:height="0.328in" draw:z-index="1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3" draw:name="Object10" text:anchor-type="page" text:anchor-page-number="4" svg:x="2.5583in" svg:y="2.7063in" svg:width="1.1583in" svg:height="0.328in" draw:z-index="11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3" draw:name="Object5" text:anchor-type="page" text:anchor-page-number="3" svg:x="2.4055in" svg:y="2.0945in" svg:width="1.1575in" svg:height="0.328in" draw:z-index="12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3" draw:name="Object14" text:anchor-type="page" text:anchor-page-number="3" svg:x="2.6134in" svg:y="9.2634in" svg:width="1.1583in" svg:height="0.3929in" draw:z-index="13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3" draw:name="Object2" text:anchor-type="page" text:anchor-page-number="2" svg:x="2.6102in" svg:y="1.3681in" svg:width="1.6874in" svg:height="0.328in" draw:z-index="14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3" draw:name="Object6" text:anchor-type="page" text:anchor-page-number="3" svg:x="2.4583in" svg:y="5.6118in" svg:width="1.1575in" svg:height="0.328in" draw:z-index="15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3" draw:name="Object7" text:anchor-type="page" text:anchor-page-number="4" svg:x="2.5965in" svg:y="6.4075in" svg:width="1.1583in" svg:height="0.328in" draw:z-index="16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4" draw:name="Object13" text:anchor-type="page" text:anchor-page-number="5" svg:x="6.048in" svg:y="6.0965in" svg:width="1.4189in" svg:height="0.2618in" draw:z-index="17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4" draw:name="Object11" text:anchor-type="page" text:anchor-page-number="5" svg:x="6.0189in" svg:y="3.5717in" svg:width="1.4272in" svg:height="0.2189in" draw:z-index="18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3" draw:name="Object8" text:anchor-type="page" text:anchor-page-number="4" svg:x="2.7972in" svg:y="10.061in" svg:width="1.1583in" svg:height="0.328in" draw:z-index="20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text:p text:style-name="P4">KRITERIA KETUNTASAN MINIMAL</text:p>
      <text:p text:style-name="P4">(KKM)</text:p>
      <text:p text:style-name="P4"/>
      <text:p text:style-name="P1"/>
      <text:list xml:id="list2211439876" text:style-name="L1">
        <text:list-item>
          <text:p text:style-name="P90">Mata Pelajaran<text:tab/><text:tab/><text:tab/><text:tab/>: Penjas – Orkes </text:p>
        </text:list-item>
        <text:list-item>
          <text:p text:style-name="P90">Kelas<text:tab/><text:tab/><text:tab/><text:tab/><text:tab/><text:tab/>: <text:span text:style-name="T27">II</text:span></text:p>
        </text:list-item>
        <text:list-item>
          <text:p text:style-name="P90">Jumlah Kompetensi Dasar<text:tab/><text:tab/>: <text:span text:style-name="T31">9</text:span></text:p>
        </text:list-item>
        <text:list-item>
          <text:p text:style-name="P90">Analisis Aspek<text:tab/><text:tab/><text:tab/><text:tab/>:</text:p>
        </text:list-item>
      </text:list>
      <text:list xml:id="list3336803099" text:style-name="L2">
        <text:list-item>
          <text:p text:style-name="P92"><text:span text:style-name="T2">K</text:span><text:span text:style-name="T1">ompleksitas Materi / Kompetensi.</text:span></text:p>
        </text:list-item>
      </text:list>
      <text:list xml:id="list3817333727" text:style-name="L3">
        <text:list-item>
          <text:p text:style-name="P95">Kata kerja pada setiap KD.</text:p>
        </text:list-item>
        <text:list-item>
          <text:p text:style-name="P98">Data empiris dan pengalaman guru dalam pembelajaran sebelumnya.</text:p>
          <text:list>
            <text:list-item>
              <text:list>
                <text:list-item>
                  <text:p text:style-name="P98">Hasil: <text:span text:style-name="T25">TINGGI</text:span>.</text:p>
                </text:list-item>
              </text:list>
            </text:list-item>
          </text:list>
        </text:list-item>
      </text:list>
      <text:p text:style-name="P47"/>
      <text:list xml:id="list3747551989" text:style-name="L4">
        <text:list-item>
          <text:p text:style-name="P93">Kemampuan Akademisi Peserta Didik (Intake).</text:p>
        </text:list-item>
      </text:list>
      <text:list xml:id="list3721550654" text:style-name="L5">
        <text:list-item>
          <text:p text:style-name="P96">Hasil wawancara saat pendaftaran awal masuk sekolah.</text:p>
        </text:list-item>
        <text:list-item>
          <text:p text:style-name="P99">Perkembangan kemampuan akademisi 3 bulan pertama mengikuti pelajaran.</text:p>
        </text:list-item>
      </text:list>
      <text:list xml:id="list2595421814" text:style-name="L6">
        <text:list-item>
          <text:p text:style-name="P100">Hasil: <text:span text:style-name="T25">SEDANG</text:span>.</text:p>
        </text:list-item>
      </text:list>
      <text:p text:style-name="P48"/>
      <text:list xml:id="list2604846608" text:style-name="L7">
        <text:list-item>
          <text:p text:style-name="P94">Guru dan Daya Dukung.</text:p>
        </text:list-item>
      </text:list>
      <text:list xml:id="list568751954" text:style-name="L8">
        <text:list-item>
          <text:p text:style-name="P97">Ketersediaan guru.</text:p>
        </text:list-item>
        <text:list-item>
          <text:p text:style-name="P101">Kesesuaian latar belakang pendidikan guru.</text:p>
        </text:list-item>
        <text:list-item>
          <text:p text:style-name="P101">Hasil uji kompetensi guru (Kompetensi guru).</text:p>
        </text:list-item>
        <text:list-item>
          <text:p text:style-name="P101">Rasio jumlah peserta didik dalam kelas.</text:p>
        </text:list-item>
        <text:list-item>
          <text:p text:style-name="P101">Sarana – prasarana dalam kelas.</text:p>
        </text:list-item>
        <text:list-item>
          <text:p text:style-name="P101">Dukungan dana.</text:p>
        </text:list-item>
        <text:list-item>
          <text:p text:style-name="P101">Kebijakan sekolah.</text:p>
        </text:list-item>
        <text:list-item>
          <text:p text:style-name="P101">Predikat akreditasi sekolah.</text:p>
        </text:list-item>
      </text:list>
      <text:list xml:id="list157411504" text:style-name="L9">
        <text:list-item>
          <text:p text:style-name="P102">Hasil: <text:span text:style-name="T25">SEDANG</text:span>.</text:p>
          <text:p text:style-name="P102"/>
        </text:list-item>
      </text:list>
      <text:p text:style-name="P48"/>
      <text:list xml:id="list3691315398" text:style-name="L10">
        <text:list-item>
          <text:p text:style-name="P103">Penetuan KKM setiap KD.</text:p>
          <text:p text:style-name="P104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/>
          </table:table-cell>
        </table:table-row>
      </table:table>
      <text:p text:style-name="P58"/>
      <text:p text:style-name="P59"/>
      <text:list xml:id="list3663676941" text:style-name="L11">
        <text:list-item>
          <text:p text:style-name="P105">KD 3.1 dan 4.1.</text:p>
        </text:list-item>
      </text:list>
      <text:list xml:id="list4216021690" text:style-name="L12">
        <text:list-item>
          <text:p text:style-name="P106">Kompleksitas materi.</text:p>
        </text:list-item>
      </text:list>
      <text:list xml:id="list3846797371" text:style-name="L13">
        <text:list-item>
          <text:p text:style-name="P107">Hasil analisis<text:tab/><text:tab/>: Tinggi</text:p>
        </text:list-item>
        <text:list-item>
          <text:p text:style-name="P116">Nilai<text:tab/><text:tab/><text:tab/>: 65</text:p>
        </text:list-item>
      </text:list>
      <text:list xml:id="list1987223006" text:style-name="L14">
        <text:list-item>
          <text:p text:style-name="P125">Kemampuan akademisi (Intake).</text:p>
        </text:list-item>
      </text:list>
      <text:list xml:id="list1913884774" text:style-name="L15">
        <text:list-item>
          <text:p text:style-name="P151">Hasil analisi<text:tab/><text:tab/>: Sedang</text:p>
        </text:list-item>
        <text:list-item>
          <text:p text:style-name="P169">Nilai<text:tab/><text:tab/><text:tab/>: 75</text:p>
        </text:list-item>
      </text:list>
      <text:list xml:id="list1915601193" text:style-name="L16">
        <text:list-item>
          <text:p text:style-name="P126">Guru dan daya dukung.</text:p>
        </text:list-item>
      </text:list>
      <text:list xml:id="list2314677074" text:style-name="L17">
        <text:list-item>
          <text:p text:style-name="P152">Hasil analisis<text:tab/><text:tab/>: Sedang</text:p>
        </text:list-item>
        <text:list-item>
          <text:p text:style-name="P170">Nilai<text:tab/><text:tab/><text:tab/>: 75</text:p>
        </text:list-item>
      </text:list>
      <text:p text:style-name="P49"/>
      <text:p text:style-name="P49"/>
      <text:p text:style-name="P49"/>
      <text:p text:style-name="P49"/>
      <text:p text:style-name="P49"><text:soft-page-break/>Nilai KKM untuk KD 3.1 dan 4.1</text:p>
      <text:list xml:id="list2767821657" text:style-name="L18">
        <text:list-header>
          <text:p text:style-name="P188"><draw:frame draw:style-name="fr1" draw:name="Frame1" text:anchor-type="paragraph" svg:x="1.5744in" svg:y="0.1866in" svg:width="2.1665in" draw:z-index="2"><draw:text-box fo:min-height="0.7591in"><table:table table:name="Table4" table:style-name="Table4"><table:table-column table:style-name="Table4.A"/><table:table-row table:style-name="Table4.1"><table:table-cell table:style-name="Table4.A1" office:value-type="string"><text:p text:style-name="P42"/></table:table-cell></table:table-row></table:table></draw:text-box></draw:frame></text:p>
        </text:list-header>
        <text:list-item>
          <text:p text:style-name="P195">KD 3.2 dan 4.2.</text:p>
        </text:list-item>
      </text:list>
      <text:list xml:id="list1385448394" text:style-name="L19">
        <text:list-item>
          <text:p text:style-name="P127">Kompleksitas materi.</text:p>
        </text:list-item>
      </text:list>
      <text:list xml:id="list193159998811696" text:continue-list="list3846797371" text:style-name="L13">
        <text:list-item>
          <text:p text:style-name="P108">Hasil analisis<text:tab/><text:tab/>: Tinggi</text:p>
        </text:list-item>
        <text:list-item>
          <text:p text:style-name="P117">Nilai<text:tab/><text:tab/><text:tab/>: 65</text:p>
        </text:list-item>
      </text:list>
      <text:list xml:id="list1739797148" text:style-name="L20">
        <text:list-item>
          <text:p text:style-name="P128">Kemampuan akademisi (Intake).</text:p>
        </text:list-item>
      </text:list>
      <text:list xml:id="list3191418644" text:style-name="L21">
        <text:list-item>
          <text:p text:style-name="P153">Hasil analisi<text:tab/><text:tab/>: Sedang</text:p>
        </text:list-item>
        <text:list-item>
          <text:p text:style-name="P172"><text:span text:style-name="T1">Nilai<text:tab/><text:tab/><text:tab/>: 7</text:span><text:span text:style-name="T3">8</text:span></text:p>
        </text:list-item>
      </text:list>
      <text:list xml:id="list2995325325" text:style-name="L22">
        <text:list-item>
          <text:p text:style-name="P129">Guru dan daya dukung.</text:p>
        </text:list-item>
      </text:list>
      <text:list xml:id="list238845475" text:style-name="L23">
        <text:list-item>
          <text:p text:style-name="P154">Hasil analisis<text:tab/>:<text:tab/> Sedang</text:p>
        </text:list-item>
        <text:list-item>
          <text:p text:style-name="P173"><text:span text:style-name="T1">Nilai<text:tab/><text:tab/><text:tab/>: 7</text:span><text:span text:style-name="T3">9</text:span></text:p>
        </text:list-item>
      </text:list>
      <text:p text:style-name="P50"/>
      <text:p text:style-name="P7"><text:span text:style-name="T1"><text:tab/><text:tab/>Nilai KKM untuk KD 3.</text:span><text:span text:style-name="T4">2</text:span><text:span text:style-name="T1"> dan 4.</text:span><text:span text:style-name="T4">2</text:span></text:p>
      <text:p text:style-name="P13"/>
      <text:p text:style-name="P13"><draw:frame draw:style-name="fr2" draw:name="Frame2" text:anchor-type="paragraph" svg:x="1.5744in" svg:y="0.0319in" svg:width="1.5756in" draw:z-index="3"><draw:text-box fo:min-height="0.7591in"><table:table table:name="Table5" table:style-name="Table5"><table:table-column table:style-name="Table5.A"/><table:table-row table:style-name="Table5.1"><table:table-cell table:style-name="Table5.A1" office:value-type="string"><text:p text:style-name="P42"/></table:table-cell></table:table-row></table:table></draw:text-box></draw:frame></text:p>
      <text:p text:style-name="P13"><text:tab/><text:tab/><text:tab/></text:p>
      <text:p text:style-name="P13"/>
      <text:p text:style-name="P13"/>
      <text:p text:style-name="P13"/>
      <text:p text:style-name="P13"/>
      <text:list xml:id="list193159272632923" text:continue-list="list2767821657" text:style-name="L18">
        <text:list-item>
          <text:p text:style-name="P189"><text:span text:style-name="T1">KD 3.</text:span><text:span text:style-name="T5">3</text:span><text:span text:style-name="T1"> dan 4.</text:span><text:span text:style-name="T5">3</text:span><text:span text:style-name="T1">.</text:span></text:p>
        </text:list-item>
      </text:list>
      <text:list xml:id="list913862724" text:style-name="L24">
        <text:list-item>
          <text:p text:style-name="P130">Kompleksitas materi.</text:p>
        </text:list-item>
      </text:list>
      <text:list xml:id="list1498225679" text:style-name="L25">
        <text:list-item>
          <text:p text:style-name="P109">Hasil analisis<text:tab/><text:tab/>: Tinggi</text:p>
        </text:list-item>
        <text:list-item>
          <text:p text:style-name="P118">Nilai<text:tab/><text:tab/><text:tab/>: 65</text:p>
        </text:list-item>
      </text:list>
      <text:list xml:id="list2172916879" text:style-name="L26">
        <text:list-item>
          <text:p text:style-name="P131">Kemampuan akademisi (Intake).</text:p>
        </text:list-item>
      </text:list>
      <text:list xml:id="list2572442049" text:style-name="L27">
        <text:list-item>
          <text:p text:style-name="P155">Hasil analisi<text:tab/><text:tab/>: Sedang</text:p>
        </text:list-item>
        <text:list-item>
          <text:p text:style-name="P174"><text:span text:style-name="T1">Nilai<text:tab/><text:tab/><text:tab/>: 7</text:span><text:span text:style-name="T3">8</text:span></text:p>
        </text:list-item>
      </text:list>
      <text:list xml:id="list2554831058" text:style-name="L28">
        <text:list-item>
          <text:p text:style-name="P132">Guru dan daya dukung.</text:p>
        </text:list-item>
      </text:list>
      <text:list xml:id="list2995700345" text:style-name="L29">
        <text:list-item>
          <text:p text:style-name="P156">Hasil analisis<text:tab/><text:tab/>: Sedang</text:p>
        </text:list-item>
        <text:list-item>
          <text:p text:style-name="P175"><text:span text:style-name="T1">Nilai<text:tab/><text:tab/><text:tab/>: 7</text:span><text:span text:style-name="T3">9</text:span></text:p>
        </text:list-item>
      </text:list>
      <text:p text:style-name="P51"/>
      <text:p text:style-name="P12"><text:span text:style-name="T1"><text:tab/><text:tab/>Nilai KKM untuk KD 3.</text:span><text:span text:style-name="T6">3</text:span><text:span text:style-name="T1"> dan 4.</text:span><text:span text:style-name="T6">3</text:span></text:p>
      <text:p text:style-name="P60"/>
      <text:p text:style-name="P62"><draw:frame draw:style-name="fr2" draw:name="Frame3" text:anchor-type="paragraph" svg:x="1.5744in" svg:y="0.0319in" svg:width="1.5756in" draw:z-index="5"><draw:text-box fo:min-height="0.7591in"><table:table table:name="Table6" table:style-name="Table6"><table:table-column table:style-name="Table6.A"/><table:table-row table:style-name="Table6.1"><table:table-cell table:style-name="Table6.A1" office:value-type="string"><text:p text:style-name="P42"/></table:table-cell></table:table-row></table:table></draw:text-box></draw:frame></text:p>
      <text:p text:style-name="P15"/>
      <text:p text:style-name="P15"/>
      <text:p text:style-name="P15"/>
      <text:p text:style-name="P15"/>
      <text:p text:style-name="P15"/>
      <text:list xml:id="list193159382229791" text:continue-list="list193159272632923" text:style-name="L18">
        <text:list-item>
          <text:p text:style-name="P190"><text:span text:style-name="T1">KD 3.</text:span><text:span text:style-name="T7">4</text:span><text:span text:style-name="T1"> dan 4.</text:span><text:span text:style-name="T7">4</text:span><text:span text:style-name="T1">.</text:span></text:p>
        </text:list-item>
      </text:list>
      <text:list xml:id="list3481815213" text:style-name="L30">
        <text:list-item>
          <text:p text:style-name="P133">Kompleksitas materi.</text:p>
        </text:list-item>
      </text:list>
      <text:list xml:id="list413731076" text:style-name="L31">
        <text:list-item>
          <text:p text:style-name="P110">Hasil analisis<text:tab/><text:tab/>: Tinggi</text:p>
        </text:list-item>
        <text:list-item>
          <text:p text:style-name="P119">Nilai<text:tab/><text:tab/><text:tab/>: 65</text:p>
        </text:list-item>
      </text:list>
      <text:list xml:id="list360789667" text:style-name="L32">
        <text:list-item>
          <text:p text:style-name="P134">Kemampuan akademisi (Intake).</text:p>
        </text:list-item>
      </text:list>
      <text:list xml:id="list49486252" text:style-name="L33">
        <text:list-item>
          <text:p text:style-name="P157">Hasil analisi<text:tab/><text:tab/>: Sedang</text:p>
        </text:list-item>
        <text:list-item>
          <text:p text:style-name="P176"><text:span text:style-name="T1">Nilai<text:tab/><text:tab/><text:tab/>: 7</text:span><text:span text:style-name="T8">9</text:span></text:p>
        </text:list-item>
      </text:list>
      <text:list xml:id="list2055428289" text:style-name="L34">
        <text:list-item>
          <text:p text:style-name="P135"><text:soft-page-break/>Guru dan daya dukung.</text:p>
        </text:list-item>
      </text:list>
      <text:list xml:id="list3730958182" text:style-name="L35">
        <text:list-item>
          <text:p text:style-name="P158">Hasil analisis<text:tab/><text:tab/>: Sedang</text:p>
        </text:list-item>
        <text:list-item>
          <text:p text:style-name="P177"><text:span text:style-name="T1">Nilai<text:tab/><text:tab/><text:tab/>: 7</text:span><text:span text:style-name="T3">9</text:span></text:p>
        </text:list-item>
      </text:list>
      <text:p text:style-name="P52"/>
      <text:p text:style-name="P8"><text:span text:style-name="T1"><text:tab/><text:tab/>Nilai KKM untuk KD 3.</text:span><text:span text:style-name="T9">4</text:span><text:span text:style-name="T1"> dan 4.</text:span><text:span text:style-name="T9">4</text:span></text:p>
      <text:list xml:id="list193160606896640" text:continue-list="list193159382229791" text:style-name="L18">
        <text:list-header>
          <text:p text:style-name="P196"><draw:frame draw:style-name="fr1" draw:name="Frame4" text:anchor-type="paragraph" svg:x="1.389in" svg:y="0.1228in" svg:width="1.5756in" draw:z-index="7"><draw:text-box fo:min-height="0.7591in"><table:table table:name="Table7" table:style-name="Table7"><table:table-column table:style-name="Table7.A"/><table:table-row table:style-name="Table7.1"><table:table-cell table:style-name="Table7.A1" office:value-type="string"><text:p text:style-name="P42"/></table:table-cell></table:table-row></table:table></draw:text-box></draw:frame></text:p>
        </text:list-header>
        <text:list-item>
          <text:p text:style-name="P197"><text:span text:style-name="T1">KD 3.</text:span><text:span text:style-name="T10">5</text:span><text:span text:style-name="T1"> dan 4.</text:span><text:span text:style-name="T10">5</text:span><text:span text:style-name="T1">.</text:span></text:p>
        </text:list-item>
      </text:list>
      <text:list xml:id="list3463135170" text:style-name="L36">
        <text:list-item>
          <text:p text:style-name="P136">Kompleksitas materi.</text:p>
        </text:list-item>
      </text:list>
      <text:list xml:id="list3547827945" text:style-name="L37">
        <text:list-item>
          <text:p text:style-name="P111">Hasil analisis<text:tab/><text:tab/>: Tinggi</text:p>
        </text:list-item>
        <text:list-item>
          <text:p text:style-name="P120">Nilai<text:tab/><text:tab/><text:tab/>: 65</text:p>
        </text:list-item>
      </text:list>
      <text:list xml:id="list260717768" text:style-name="L38">
        <text:list-item>
          <text:p text:style-name="P137">Kemampuan akademisi (Intake).</text:p>
        </text:list-item>
      </text:list>
      <text:list xml:id="list2543559083" text:style-name="L39">
        <text:list-item>
          <text:p text:style-name="P159">Hasil analisi<text:tab/><text:tab/>: Sedang</text:p>
        </text:list-item>
        <text:list-item>
          <text:p text:style-name="P178"><text:span text:style-name="T1">Nilai<text:tab/><text:tab/><text:tab/>: 7</text:span><text:span text:style-name="T8">9</text:span></text:p>
        </text:list-item>
      </text:list>
      <text:list xml:id="list1902680135" text:style-name="L40">
        <text:list-item>
          <text:p text:style-name="P138">Guru dan daya dukung.</text:p>
        </text:list-item>
      </text:list>
      <text:list xml:id="list1596009630" text:style-name="L41">
        <text:list-item>
          <text:p text:style-name="P160">Hasil analisis<text:tab/><text:tab/>: Sedang</text:p>
        </text:list-item>
        <text:list-item>
          <text:p text:style-name="P179"><text:span text:style-name="T1">Nilai<text:tab/><text:tab/><text:tab/>: 7</text:span><text:span text:style-name="T3">9</text:span></text:p>
        </text:list-item>
      </text:list>
      <text:p text:style-name="P53"/>
      <text:p text:style-name="P9"><text:span text:style-name="T1"><text:tab/><text:tab/>Nilai KKM untuk KD 3.</text:span><text:span text:style-name="T10">5</text:span><text:span text:style-name="T1"> dan 4.</text:span><text:span text:style-name="T10">5</text:span></text:p>
      <text:p text:style-name="P16"><draw:frame draw:style-name="fr1" draw:name="Frame5" text:anchor-type="paragraph" svg:x="1.4492in" svg:y="0.1992in" svg:width="1.5756in" draw:z-index="8"><draw:text-box fo:min-height="0.7591in"><table:table table:name="Table8" table:style-name="Table8"><table:table-column table:style-name="Table8.A"/><table:table-row table:style-name="Table8.1"><table:table-cell table:style-name="Table8.A1" office:value-type="string"><text:p text:style-name="P42"/></table:table-cell></table:table-row></table:table></draw:text-box></draw:frame></text:p>
      <text:p text:style-name="P16"/>
      <text:list xml:id="list193160360151486" text:continue-list="list193160606896640" text:style-name="L18">
        <text:list-item>
          <text:p text:style-name="P191"><text:span text:style-name="T1">KD 3.</text:span><text:span text:style-name="T11">6</text:span><text:span text:style-name="T1"> dan 4.</text:span><text:span text:style-name="T11">6</text:span><text:span text:style-name="T1">.</text:span></text:p>
        </text:list-item>
      </text:list>
      <text:list xml:id="list3657240954" text:style-name="L42">
        <text:list-item>
          <text:p text:style-name="P139">Kompleksitas materi.</text:p>
        </text:list-item>
      </text:list>
      <text:list xml:id="list1500823188" text:style-name="L43">
        <text:list-item>
          <text:p text:style-name="P112">Hasil analisis<text:tab/><text:tab/>: Tinggi</text:p>
        </text:list-item>
        <text:list-item>
          <text:p text:style-name="P121">Nilai<text:tab/><text:tab/><text:tab/>: 65</text:p>
        </text:list-item>
      </text:list>
      <text:list xml:id="list3576131602" text:style-name="L44">
        <text:list-item>
          <text:p text:style-name="P140">Kemampuan akademisi (Intake).</text:p>
        </text:list-item>
      </text:list>
      <text:list xml:id="list353705520" text:style-name="L45">
        <text:list-item>
          <text:p text:style-name="P161">Hasil analisi<text:tab/><text:tab/>: Sedang</text:p>
        </text:list-item>
        <text:list-item>
          <text:p text:style-name="P180"><text:span text:style-name="T1">Nilai<text:tab/><text:tab/><text:tab/>: 7</text:span><text:span text:style-name="T12">8</text:span></text:p>
        </text:list-item>
      </text:list>
      <text:list xml:id="list1610190425" text:style-name="L46">
        <text:list-item>
          <text:p text:style-name="P141">Guru dan daya dukung.</text:p>
        </text:list-item>
      </text:list>
      <text:list xml:id="list1590309248" text:style-name="L47">
        <text:list-item>
          <text:p text:style-name="P162">Hasil analisis<text:tab/><text:tab/>: Sedang</text:p>
        </text:list-item>
        <text:list-item>
          <text:p text:style-name="P181"><text:span text:style-name="T1">Nilai<text:tab/><text:tab/><text:tab/>: 7</text:span><text:span text:style-name="T3">9</text:span></text:p>
          <text:p text:style-name="P171"/>
        </text:list-item>
      </text:list>
      <text:p text:style-name="P63"><text:span text:style-name="T1"><text:tab/><text:tab/><text:tab/><text:tab/>Nilai KKM untuk KD 3.</text:span><text:span text:style-name="T11">6</text:span><text:span text:style-name="T1"> dan 4.</text:span><text:span text:style-name="T11">6</text:span></text:p>
      <text:p text:style-name="P21"><draw:frame draw:style-name="fr1" draw:name="Frame6" text:anchor-type="paragraph" svg:x="1.5972in" svg:y="0.1693in" svg:width="1.5756in" draw:z-index="9"><draw:text-box fo:min-height="0.7591in"><table:table table:name="Table9" table:style-name="Table9"><table:table-column table:style-name="Table9.A"/><table:table-row table:style-name="Table9.1"><table:table-cell table:style-name="Table9.A1" office:value-type="string"><text:p text:style-name="P42"/></table:table-cell></table:table-row></table:table></draw:text-box></draw:frame></text:p>
      <text:list xml:id="list193160693479568" text:continue-list="list193160360151486" text:style-name="L18">
        <text:list-item>
          <text:p text:style-name="P192"><text:span text:style-name="T1">KD 3.</text:span><text:span text:style-name="T13">7</text:span><text:span text:style-name="T1"> dan 4.</text:span><text:span text:style-name="T13">7</text:span><text:span text:style-name="T1">.</text:span></text:p>
        </text:list-item>
      </text:list>
      <text:list xml:id="list3282338899" text:style-name="L48">
        <text:list-item>
          <text:p text:style-name="P142">Kompleksitas materi.</text:p>
        </text:list-item>
      </text:list>
      <text:list xml:id="list660566674" text:style-name="L49">
        <text:list-item>
          <text:p text:style-name="P113">Hasil analisis<text:tab/><text:tab/>: Tinggi</text:p>
        </text:list-item>
        <text:list-item>
          <text:p text:style-name="P122">Nilai<text:tab/><text:tab/><text:tab/>: 65</text:p>
        </text:list-item>
      </text:list>
      <text:list xml:id="list941287810" text:style-name="L50">
        <text:list-item>
          <text:p text:style-name="P143"><text:soft-page-break/>Kemampuan akademisi (Intake).</text:p>
        </text:list-item>
      </text:list>
      <text:list xml:id="list89782322" text:style-name="L51">
        <text:list-item>
          <text:p text:style-name="P163">Hasil analisi<text:tab/><text:tab/>: Sedang</text:p>
        </text:list-item>
        <text:list-item>
          <text:p text:style-name="P182"><text:span text:style-name="T1">Nilai<text:tab/><text:tab/><text:tab/>: 7</text:span><text:span text:style-name="T12">8</text:span></text:p>
        </text:list-item>
      </text:list>
      <text:list xml:id="list768627852" text:style-name="L52">
        <text:list-item>
          <text:p text:style-name="P144">Guru dan daya dukung.</text:p>
        </text:list-item>
      </text:list>
      <text:list xml:id="list1602439924" text:style-name="L53">
        <text:list-item>
          <text:p text:style-name="P164">Hasil analisis<text:tab/><text:tab/>: Sedang</text:p>
        </text:list-item>
        <text:list-item>
          <text:p text:style-name="P183"><text:span text:style-name="T1">Nilai<text:tab/><text:tab/><text:tab/>: 7</text:span><text:span text:style-name="T3">9</text:span></text:p>
        </text:list-item>
      </text:list>
      <text:p text:style-name="P54"/>
      <text:p text:style-name="P10"><text:span text:style-name="T1"><text:tab/><text:tab/>Nilai KKM untuk KD 3.</text:span><text:span text:style-name="T13">7</text:span><text:span text:style-name="T1"> dan 4.</text:span><text:span text:style-name="T13">7</text:span></text:p>
      <text:p text:style-name="P22"><draw:frame draw:style-name="fr2" draw:name="Frame7" text:anchor-type="paragraph" svg:x="1.5335in" svg:y="0.1839in" svg:width="1.5756in" draw:z-index="10"><draw:text-box fo:min-height="0.7591in"><table:table table:name="Table10" table:style-name="Table10"><table:table-column table:style-name="Table10.A"/><table:table-row table:style-name="Table10.1"><table:table-cell table:style-name="Table10.A1" office:value-type="string"><text:p text:style-name="P42"/></table:table-cell></table:table-row></table:table></draw:text-box></draw:frame></text:p>
      <text:p text:style-name="P22"/>
      <text:p text:style-name="P22"/>
      <text:p text:style-name="P17"><text:tab/><text:tab/><text:tab/></text:p>
      <text:p text:style-name="P17"/>
      <text:p text:style-name="P17"/>
      <text:p text:style-name="P17"/>
      <text:list xml:id="list193159357510251" text:continue-list="list193160693479568" text:style-name="L18">
        <text:list-item>
          <text:p text:style-name="P193"><text:span text:style-name="T1">KD 3.</text:span><text:span text:style-name="T14">8</text:span><text:span text:style-name="T1"> dan 4.</text:span><text:span text:style-name="T14">8</text:span><text:span text:style-name="T1">.</text:span></text:p>
        </text:list-item>
      </text:list>
      <text:list xml:id="list3137583945" text:style-name="L54">
        <text:list-item>
          <text:p text:style-name="P145">Kompleksitas materi.</text:p>
        </text:list-item>
      </text:list>
      <text:list xml:id="list3777006127" text:style-name="L55">
        <text:list-item>
          <text:p text:style-name="P114">Hasil analisis<text:tab/><text:tab/>: Tinggi</text:p>
        </text:list-item>
        <text:list-item>
          <text:p text:style-name="P123">Nilai<text:tab/><text:tab/><text:tab/>: 65</text:p>
        </text:list-item>
      </text:list>
      <text:list xml:id="list775429058" text:style-name="L56">
        <text:list-item>
          <text:p text:style-name="P146">Kemampuan akademisi (Intake).</text:p>
        </text:list-item>
      </text:list>
      <text:list xml:id="list912834490" text:style-name="L57">
        <text:list-item>
          <text:p text:style-name="P165">Hasil analisi<text:tab/><text:tab/>: Sedang</text:p>
        </text:list-item>
        <text:list-item>
          <text:p text:style-name="P184"><text:span text:style-name="T1">Nilai<text:tab/><text:tab/><text:tab/>: 7</text:span><text:span text:style-name="T12">8</text:span></text:p>
        </text:list-item>
      </text:list>
      <text:list xml:id="list214681308" text:style-name="L58">
        <text:list-item>
          <text:p text:style-name="P147">Guru dan daya dukung.</text:p>
        </text:list-item>
      </text:list>
      <text:list xml:id="list1862773539" text:style-name="L59">
        <text:list-item>
          <text:p text:style-name="P166">Hasil analisis<text:tab/><text:tab/>: Sedang</text:p>
        </text:list-item>
        <text:list-item>
          <text:p text:style-name="P185"><text:span text:style-name="T1">Nilai<text:tab/><text:tab/><text:tab/>: 7</text:span><text:span text:style-name="T3">9</text:span></text:p>
        </text:list-item>
      </text:list>
      <text:p text:style-name="P55"/>
      <text:p text:style-name="P11"><text:span text:style-name="T1"><text:tab/><text:tab/>Nilai KKM untuk KD 3.</text:span><text:span text:style-name="T14">8</text:span><text:span text:style-name="T1"> dan 4.</text:span><text:span text:style-name="T14">8</text:span></text:p>
      <text:p text:style-name="P18"/>
      <text:p text:style-name="P18"><draw:frame draw:style-name="fr2" draw:name="Frame9" text:anchor-type="paragraph" svg:x="1.5744in" svg:y="0.0575in" svg:width="1.5756in" draw:z-index="0"><draw:text-box fo:min-height="0.7591in"><table:table table:name="Table15" table:style-name="Table15"><table:table-column table:style-name="Table15.A"/><table:table-row table:style-name="Table15.1"><table:table-cell table:style-name="Table15.A1" office:value-type="string"><text:p text:style-name="P42"/></table:table-cell></table:table-row></table:table></draw:text-box></draw:frame></text:p>
      <text:p text:style-name="P20"/>
      <text:p text:style-name="P19"/>
      <text:p text:style-name="P19"/>
      <text:p text:style-name="P19"/>
      <text:p text:style-name="P19"/>
      <text:list xml:id="list193160953714541" text:continue-list="list193159357510251" text:style-name="L18">
        <text:list-item>
          <text:p text:style-name="P194"><text:span text:style-name="T1">KD 3.</text:span><text:span text:style-name="T15">9</text:span><text:span text:style-name="T1"> dan 4.</text:span><text:span text:style-name="T15">9</text:span><text:span text:style-name="T1">.</text:span></text:p>
        </text:list-item>
      </text:list>
      <text:list xml:id="list2026961170" text:style-name="L60">
        <text:list-item>
          <text:p text:style-name="P148">Kompleksitas materi.</text:p>
        </text:list-item>
      </text:list>
      <text:list xml:id="list1925422842" text:style-name="L61">
        <text:list-item>
          <text:p text:style-name="P115">Hasil analisis<text:tab/><text:tab/>: Tinggi</text:p>
        </text:list-item>
        <text:list-item>
          <text:p text:style-name="P124">Nilai<text:tab/><text:tab/><text:tab/>: 65</text:p>
        </text:list-item>
      </text:list>
      <text:list xml:id="list3489351684" text:style-name="L62">
        <text:list-item>
          <text:p text:style-name="P149">Kemampuan akademisi (Intake).</text:p>
        </text:list-item>
      </text:list>
      <text:list xml:id="list3741393136" text:style-name="L63">
        <text:list-item>
          <text:p text:style-name="P167">Hasil analisi<text:tab/><text:tab/>: Sedang</text:p>
        </text:list-item>
        <text:list-item>
          <text:p text:style-name="P186"><text:span text:style-name="T1">Nilai<text:tab/><text:tab/><text:tab/>: 7</text:span><text:span text:style-name="T12">8</text:span></text:p>
        </text:list-item>
      </text:list>
      <text:list xml:id="list2646173859" text:style-name="L64">
        <text:list-item>
          <text:p text:style-name="P150">Guru dan daya dukung.</text:p>
        </text:list-item>
      </text:list>
      <text:list xml:id="list84826034" text:style-name="L65">
        <text:list-item>
          <text:p text:style-name="P168">Hasil analisis<text:tab/><text:tab/>: Sedang</text:p>
        </text:list-item>
        <text:list-item>
          <text:p text:style-name="P187"><text:span text:style-name="T1">Nilai<text:tab/><text:tab/><text:tab/>: 7</text:span><text:span text:style-name="T3">9</text:span></text:p>
        </text:list-item>
      </text:list>
      <text:p text:style-name="P56"/>
      <text:p text:style-name="P14"><text:tab/><text:tab/>Nilai KKM untuk KD 3.<text:span text:style-name="T32">9</text:span> dan 4.<text:span text:style-name="T32">9</text:span></text:p>
      <text:p text:style-name="P19"/>
      <text:p text:style-name="P19"><draw:frame draw:style-name="fr2" draw:name="Frame8" text:anchor-type="paragraph" svg:x="1.7862in" svg:y="0.05in" svg:width="1.5756in" draw:z-index="19"><draw:text-box fo:min-height="0.7591in"><table:table table:name="Table12" table:style-name="Table12"><table:table-column table:style-name="Table12.A"/><table:table-row table:style-name="Table12.1"><table:table-cell table:style-name="Table12.A1" office:value-type="string"><text:p text:style-name="P42"/></table:table-cell></table:table-row></table:table></draw:text-box></draw:frame></text:p>
      <text:p text:style-name="P19"/>
      <text:p text:style-name="P19"/>
      <text:p text:style-name="P19"/>
      <text:p text:style-name="P19"/>
      <text:list xml:id="list1263947421" text:style-name="L66">
        <text:list-item>
          <text:p text:style-name="P198"><text:soft-page-break/><text:span text:style-name="T6">R</text:span><text:span text:style-name="T1">ekapitulasi KKM KD dan KKM Mata Pelajaran.</text:span></text:p>
        </text:list-item>
      </text:list>
      <text:p text:style-name="P57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6">Nomor KD</text:p>
          </table:table-cell>
          <table:table-cell table:style-name="Table1.A1" office:value-type="string">
            <text:p text:style-name="P46">Aspek</text:p>
          </table:table-cell>
          <table:table-cell table:style-name="Table1.A1" office:value-type="string">
            <text:p text:style-name="P37">Hasil Analisis Nilai</text:p>
          </table:table-cell>
          <table:table-cell table:style-name="Table1.A1" office:value-type="string">
            <text:p text:style-name="P46">Nilai KKM KD</text:p>
          </table:table-cell>
          <table:table-cell table:style-name="Table1.A1" office:value-type="string">
            <text:p text:style-name="P37">Nilai KKM Mata Pelajaran</text:p>
          </table:table-cell>
          <table:table-cell table:style-name="Table1.F1" office:value-type="string">
            <text:p text:style-name="P46">Ket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38">5</text:p>
          </table:table-cell>
          <table:table-cell table:style-name="Table1.F2" office:value-type="string">
            <text:p text:style-name="P23">6</text:p>
          </table:table-cell>
        </table:table-row>
        <table:table-row table:style-name="Table1.3">
          <table:table-cell table:style-name="Table1.A2" table:number-rows-spanned="3" office:value-type="string">
            <text:p text:style-name="P78">3.1 dan 4.1</text:p>
          </table:table-cell>
          <table:table-cell table:style-name="Table1.A2" office:value-type="string">
            <text:p text:style-name="P64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8">72</text:p>
          </table:table-cell>
          <table:table-cell table:style-name="Table1.A2" table:number-rows-spanned="27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74</text:p>
          </table:table-cell>
          <table:table-cell table:style-name="Table1.F2" table:number-rows-spanned="27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40"/>
                </table:table-cell>
              </table:table-row>
            </table:table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40"/>
                  <text:p text:style-name="P40"/>
                </table:table-cell>
              </table:table-row>
            </table:table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6"/>
          </table:table-cell>
        </table:table-row>
        <table:table-row table:style-name="Table1.3">
          <table:covered-table-cell/>
          <table:table-cell table:style-name="Table1.A2" office:value-type="string">
            <text:p text:style-name="P24">Kemampuan akademisi (Intake)</text:p>
          </table:table-cell>
          <table:table-cell table:style-name="Table1.A2" office:value-type="string">
            <text:p text:style-name="P33">Sedang</text:p>
            <text:p text:style-name="P33">75</text:p>
          </table:table-cell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A2" office:value-type="string">
            <text:p text:style-name="P24">Guru dan daya dukung</text:p>
          </table:table-cell>
          <table:table-cell table:style-name="Table1.A2" office:value-type="string">
            <text:p text:style-name="P33">Sedang</text:p>
            <text:p text:style-name="P33">75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rows-spanned="3" office:value-type="string">
            <text:p text:style-name="P79">3.2 dan 4.2</text:p>
          </table:table-cell>
          <table:table-cell table:style-name="Table1.A2" office:value-type="string">
            <text:p text:style-name="P65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9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5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A2" office:value-type="string">
            <text:p text:style-name="P25">Guru dan daya dukung</text:p>
          </table:table-cell>
          <table:table-cell table:style-name="Table1.A2" office:value-type="string">
            <text:p text:style-name="P33">Sedang</text:p>
            <text:p text:style-name="P33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0">3.3 dan 4.3</text:p>
          </table:table-cell>
          <table:table-cell table:style-name="Table1.A2" office:value-type="string">
            <text:p text:style-name="P66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2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6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6">Guru dan daya dukung</text:p>
          </table:table-cell>
          <table:table-cell table:style-name="Table1.A2" office:value-type="string">
            <text:p text:style-name="P33">Sedang</text:p>
            <text:p text:style-name="P33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6">3.<text:span text:style-name="T19">4</text:span> dan 4.<text:span text:style-name="T19">4</text:span></text:p>
          </table:table-cell>
          <table:table-cell table:style-name="Table1.A2" office:value-type="string">
            <text:p text:style-name="P71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3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7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7">9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7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1">3.<text:span text:style-name="T20">5</text:span> dan 4.<text:span text:style-name="T19">5</text:span></text:p>
          </table:table-cell>
          <table:table-cell table:style-name="Table1.A2" office:value-type="string">
            <text:p text:style-name="P67">Kompleksitas KD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3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8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2" office:value-type="string">
            <text:p text:style-name="P28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5">3.<text:span text:style-name="T21">6</text:span> dan 4.<text:span text:style-name="T21">6</text:span></text:p>
          </table:table-cell>
          <table:table-cell table:style-name="Table1.A2" office:value-type="string">
            <text:p text:style-name="P70">Kompleksitas KD</text:p>
          </table:table-cell>
          <table:table-cell table:style-name="Table1.A2" office:value-type="string">
            <text:p text:style-name="P32">Tinggi 65</text:p>
          </table:table-cell>
          <table:table-cell table:style-name="Table1.A2" table:number-rows-spanned="3" office:value-type="string">
            <text:p text:style-name="P84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9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2" office:value-type="string">
            <text:p text:style-name="P29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" table:number-rows-spanned="3" office:value-type="string">
            <text:p text:style-name="P77">3.<text:span text:style-name="T23">7</text:span> dan 4.<text:span text:style-name="T23">7</text:span></text:p>
          </table:table-cell>
          <table:table-cell table:style-name="Table1.A2" office:value-type="string">
            <text:p text:style-name="P68">Kompleksitas K<text:span text:style-name="T24">D</text:span>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74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0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3">
          <table:covered-table-cell/>
          <table:table-cell table:style-name="Table1.A2" office:value-type="string">
            <text:p text:style-name="P30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4">
          <table:table-cell table:style-name="Table1.A2" table:number-rows-spanned="3" office:value-type="string">
            <text:p text:style-name="P87">3.8 dan 4.8</text:p>
          </table:table-cell>
          <table:table-cell table:style-name="Table1.A2" office:value-type="string">
            <text:p text:style-name="P69">Kompleksitas K<text:span text:style-name="T24">D</text:span></text:p>
          </table:table-cell>
          <table:table-cell table:style-name="Table1.A2" office:value-type="string">
            <text:p text:style-name="P33">Tinggi</text:p>
            <text:p text:style-name="P33">65</text:p>
          </table:table-cell>
          <table:table-cell table:style-name="Table1.A2" table:number-rows-spanned="3" office:value-type="string">
            <text:p text:style-name="P85">74</text:p>
          </table:table-cell>
          <table:covered-table-cell/>
          <table:covered-table-cell/>
        </table:table-row>
        <table:table-row table:style-name="Table1.24">
          <table:covered-table-cell/>
          <table:table-cell table:style-name="Table1.A2" office:value-type="string">
            <text:p text:style-name="P31">Kemampuan akademisi (Intake)</text:p>
          </table:table-cell>
          <table:table-cell table:style-name="Table1.A2" office:value-type="string">
            <text:p text:style-name="P33">Sedang</text:p>
            <text:p text:style-name="P33">7<text:span text:style-name="T24">8</text:span></text:p>
          </table:table-cell>
          <table:covered-table-cell/>
          <table:covered-table-cell/>
          <table:covered-table-cell/>
        </table:table-row>
        <table:table-row table:style-name="Table1.26">
          <table:covered-table-cell/>
          <table:table-cell table:style-name="Table1.A2" office:value-type="string">
            <text:p text:style-name="P31">Guru dan daya dukung</text:p>
          </table:table-cell>
          <table:table-cell table:style-name="Table1.A2" office:value-type="string">
            <text:p text:style-name="P33">Sedang</text:p>
            <text:p text:style-name="P33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2" table:number-rows-spanned="3" office:value-type="string">
            <text:p text:style-name="P88">3.<text:span text:style-name="T26">9</text:span> dan 4.<text:span text:style-name="T26">9</text:span></text:p>
          </table:table-cell>
          <table:table-cell table:style-name="Table1.A2" office:value-type="string">
            <text:p text:style-name="P72">Kompleksitas K<text:span text:style-name="T24">D</text:span></text:p>
          </table:table-cell>
          <table:table-cell table:style-name="Table1.A2" office:value-type="string">
            <text:p text:style-name="P34">Tinggi</text:p>
            <text:p text:style-name="P34">65</text:p>
          </table:table-cell>
          <table:table-cell table:style-name="Table1.A2" table:number-rows-spanned="3" office:value-type="string">
            <text:p text:style-name="P86">74</text:p>
          </table:table-cell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4">Kemampuan akademisi (Intake)</text:p>
          </table:table-cell>
          <table:table-cell table:style-name="Table1.A2" office:value-type="string">
            <text:p text:style-name="P34">Sedang</text:p>
            <text:p text:style-name="P34">7<text:span text:style-name="T24">8</text:span></text:p>
          </table:table-cell>
          <table:covered-table-cell/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4">Guru dan daya dukung</text:p>
          </table:table-cell>
          <table:table-cell table:style-name="Table1.A2" office:value-type="string">
            <text:p text:style-name="P34">Sedang</text:p>
            <text:p text:style-name="P34">7<text:span text:style-name="T26">9</text:span></text:p>
          </table:table-cell>
          <table:covered-table-cell/>
          <table:covered-table-cell/>
          <table:covered-table-cell/>
        </table:table-row>
      </table:table>
      <text:p text:style-name="P61"/>
      <text:p text:style-name="P61"/>
      <text:p text:style-name="P61"/>
      <text:list xml:id="list193161036373808" text:continue-numbering="true" text:style-name="L66">
        <text:list-item>
          <text:p text:style-name="P199">Interval Nilai dan Predikat.</text:p>
        </text:list-item>
      </text:list>
      <text:list xml:id="list77410730" text:style-name="L67">
        <text:list-item>
          <text:p text:style-name="P91">KKM Mata Pelajaran Penjas – Orkes: 74</text:p>
        </text:list-item>
      </text:list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>Interval Nilai</text:p>
          </table:table-cell>
          <table:table-cell table:style-name="Table2.A1" office:value-type="string">
            <text:p text:style-name="P43">Predikat</text:p>
          </table:table-cell>
          <table:table-cell table:style-name="Table2.C1" office:value-type="string">
            <text:p text:style-name="P43">Keterangan</text:p>
          </table:table-cell>
        </table:table-row>
        <table:table-row>
          <table:table-cell table:style-name="Table2.A2" office:value-type="string">
            <text:p text:style-name="P43">&gt; 91 - 100</text:p>
          </table:table-cell>
          <table:table-cell table:style-name="Table2.A2" office:value-type="string">
            <text:p text:style-name="P43">A</text:p>
          </table:table-cell>
          <table:table-cell table:style-name="Table2.C2" office:value-type="string">
            <text:p text:style-name="P43">Sangat Baik</text:p>
          </table:table-cell>
        </table:table-row>
        <table:table-row>
          <table:table-cell table:style-name="Table2.A2" office:value-type="string">
            <text:p text:style-name="P43">&gt;82 - 91</text:p>
          </table:table-cell>
          <table:table-cell table:style-name="Table2.A2" office:value-type="string">
            <text:p text:style-name="P43">B</text:p>
          </table:table-cell>
          <table:table-cell table:style-name="Table2.C2" office:value-type="string">
            <text:p text:style-name="P43">Baik</text:p>
          </table:table-cell>
        </table:table-row>
        <table:table-row>
          <table:table-cell table:style-name="Table2.A2" office:value-type="string">
            <text:p text:style-name="P43">&gt; 74 - 82</text:p>
          </table:table-cell>
          <table:table-cell table:style-name="Table2.A2" office:value-type="string">
            <text:p text:style-name="P43">C</text:p>
          </table:table-cell>
          <table:table-cell table:style-name="Table2.C2" office:value-type="string">
            <text:p text:style-name="P43">Cukup</text:p>
          </table:table-cell>
        </table:table-row>
        <table:table-row>
          <table:table-cell table:style-name="Table2.A2" office:value-type="string">
            <text:p text:style-name="P43">&lt; 74</text:p>
          </table:table-cell>
          <table:table-cell table:style-name="Table2.A2" office:value-type="string">
            <text:p text:style-name="P43">D</text:p>
          </table:table-cell>
          <table:table-cell table:style-name="Table2.C2" office:value-type="string">
            <text:p text:style-name="P43">Kurang</text:p>
          </table:table-cell>
        </table:table-row>
      </table:table>
      <text:p text:style-name="P2"/>
      <text:p text:style-name="P2"/>
      <text:p text:style-name="P3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4">Menyetujui / Mengesahkan</text:p>
            <text:p text:style-name="P44">Kepala Sekolah</text:p>
            <text:p text:style-name="P44"/>
            <text:p text:style-name="P44"/>
            <text:p text:style-name="P45">USMAN, S.Pd</text:p>
            <text:p text:style-name="P44">N<text:span text:style-name="T28">IP</text:span>. <text:span text:style-name="T29">196807151999011002</text:span></text:p>
          </table:table-cell>
          <table:table-cell table:style-name="Table11.A1" office:value-type="string">
            <text:p text:style-name="P44">Ternate, 5 Januri 2019</text:p>
            <text:p text:style-name="P44">Guru Mata Pelajaran</text:p>
            <text:p text:style-name="P44"/>
            <text:p text:style-name="P44"/>
            <text:p text:style-name="P45">NURBAYA AHMAD</text:p>
            <text:p text:style-name="P44"><text:span text:style-name="T30">NIP</text:span>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8:01.755834357</meta:creation-date>
    <dc:date>2019-01-22T19:30:54.884864082</dc:date>
    <meta:editing-duration>PT4H30M56S</meta:editing-duration>
    <meta:editing-cycles>139</meta:editing-cycles>
    <meta:generator>LibreOffice/6.0.7.3$Linux_X86_64 LibreOffice_project/00m0$Build-3</meta:generator>
    <meta:print-date>2019-01-22T19:31:20.744631500</meta:print-date>
    <meta:document-statistic meta:table-count="15" meta:image-count="0" meta:object-count="12" meta:page-count="6" meta:paragraph-count="266" meta:word-count="843" meta:character-count="4284" meta:non-whitespace-character-count="3697"/>
  </office:meta>
</office:document-meta>
</file>

<file path=Object 1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10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1/content.xml><?xml version="1.0" encoding="utf-8"?>
<math xmlns="http://www.w3.org/1998/Math/MathML" display="block">
  <semantics>
    <mstyle color="blue">
      <mrow>
        <mrow>
          <mfrac>
            <mrow>
              <mn>65</mn>
              <mo stretchy="false">+</mo>
              <mn>75</mn>
              <mo stretchy="false">+</mo>
              <mn>75</mn>
            </mrow>
            <mn>3</mn>
          </mfrac>
          <mo stretchy="false">=</mo>
          <mn>71,</mn>
        </mrow>
        <mrow>
          <mn>67</mn>
          <mo stretchy="false">=</mo>
          <mn>72</mn>
        </mrow>
      </mrow>
    </mstyle>
    <annotation encoding="StarMath 5.0">color blue{{65 + 75 + 75}over{3}=71, 67=72}</annotation>
  </semantics>
</math>
</file>

<file path=Object 12/content.xml><?xml version="1.0" encoding="utf-8"?>
<math xmlns="http://www.w3.org/1998/Math/MathML" display="block">
  <semantics>
    <mstyle color="blue">
      <mrow>
        <mi mathvariant="italic">Rumus</mi>
        <mi mathvariant="normal">:</mi>
        <mfrac>
          <mrow>
            <mi mathvariant="italic">Jumlah</mi>
            <mi mathvariant="italic">total</mi>
            <mi mathvariant="italic">setiap</mi>
            <mi mathvariant="italic">aspek</mi>
          </mrow>
          <mrow>
            <mi mathvariant="italic">Jumlah</mi>
            <mi mathvariant="italic">total</mi>
            <mi mathvariant="italic">aspek</mi>
          </mrow>
        </mfrac>
      </mrow>
    </mstyle>
    <annotation encoding="StarMath 5.0">color blue{Rumus: {Jumlah total setiap aspek} over {Jumlah total aspek}}</annotation>
  </semantics>
</math>
</file>

<file path=Object 2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3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4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5/content.xml><?xml version="1.0" encoding="utf-8"?>
<math xmlns="http://www.w3.org/1998/Math/MathML" display="block">
  <semantics>
    <mstyle color="blue">
      <mrow>
        <mi mathvariant="italic">kkm</mi>
        <mrow>
          <mi mathvariant="italic">kd</mi>
          <mo stretchy="false">=</mo>
          <mfrac>
            <mrow>
              <mi mathvariant="italic">jmlh</mi>
              <mi mathvariant="italic">total</mi>
              <mi mathvariant="italic">kkm</mi>
              <mi mathvariant="italic">per</mi>
              <mi mathvariant="italic">kd</mi>
            </mrow>
            <mrow>
              <mi mathvariant="italic">jmlh</mi>
              <mi mathvariant="italic">total</mi>
              <mi mathvariant="italic">kd</mi>
            </mrow>
          </mfrac>
        </mrow>
      </mrow>
    </mstyle>
    <annotation encoding="StarMath 5.0">color blue{kkm kd = {jmlh total kkm per kd} over {jmlh total kd}}</annotation>
  </semantics>
</math>
</file>

<file path=Object 6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7/content.xml><?xml version="1.0" encoding="utf-8"?>
<math xmlns="http://www.w3.org/1998/Math/MathML" display="block">
  <semantics>
    <mstyle color="blue">
      <mrow>
        <mi mathvariant="italic">kkm</mi>
        <mrow>
          <mi mathvariant="italic">mp</mi>
          <mo stretchy="false">=</mo>
          <mfrac>
            <mrow>
              <mi mathvariant="italic">jmlh</mi>
              <mi mathvariant="italic">total</mi>
              <mi mathvariant="italic">tiap</mi>
              <mi mathvariant="italic">aspek</mi>
            </mrow>
            <mrow>
              <mi mathvariant="italic">jmlh</mi>
              <mi mathvariant="italic">total</mi>
              <mi mathvariant="italic">aspek</mi>
            </mrow>
          </mfrac>
        </mrow>
      </mrow>
    </mstyle>
    <annotation encoding="StarMath 5.0">color blue{kkm mp = {jmlh total tiap aspek} over {jmlh total aspek}}</annotation>
  </semantics>
</math>
</file>

<file path=Object 8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9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